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ff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Dashed_20__28_var_29_"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ffffff" draw:textarea-horizontal-align="center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draw:fill="solid" draw:fill-color="#ffffff" draw:textarea-horizontal-align="center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7.145cm" svg:x="6.605cm" svg:y="1.8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9.695cm" svg:x="7.085cm" svg:y="6.715cm">
          <text:p text:style-name="P1">Plateau de déplacement du robo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24cm" svg:y1="2.44cm" svg:x2="19.035cm" svg:y2="2.44cm">
          <text:p text:style-name="P1"/>
          <text:p text:style-name="P1">Tableau de projection</text:p>
        </draw:line>
        <draw:custom-shape draw:style-name="gr4" draw:text-style-name="P1" draw:layer="layout" svg:width="5.08cm" svg:height="2.54cm" svg:x="20.05cm" svg:y="12.67cm">
          <text:p text:style-name="P1">Emplacement</text:p>
          <text:p text:style-name="P1">de l'ordinateu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3.81cm" svg:x="20.685cm" svg:y="7.685cm">
          <text:p text:style-name="P1">Animateur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6" draw:text-style-name="P1" draw:layer="layout" svg:x1="20.62cm" svg:y1="2.47cm" svg:x2="27.605cm" svg:y2="2.47cm">
          <text:p text:style-name="P1">Poster 1</text:p>
        </draw:line>
        <draw:line draw:style-name="gr7" draw:text-style-name="P1" draw:layer="layout" svg:x1="28.121cm" svg:y1="3.77cm" svg:x2="28.105cm" svg:y2="9.255cm">
          <text:p text:style-name="P1">Poster 2</text:p>
        </draw:line>
        <draw:line draw:style-name="gr7" draw:text-style-name="P1" draw:layer="layout" svg:x1="28.121cm" svg:y1="10.271cm" svg:x2="28.105cm" svg:y2="15.756cm">
          <text:p text:style-name="P1">Poster 3</text:p>
        </draw:line>
        <draw:custom-shape draw:style-name="gr5" draw:text-style-name="P2" draw:layer="layout" svg:width="2.54cm" svg:height="1.27cm" svg:x="12.03cm" svg:y="14.97cm">
          <text:p text:style-name="P1"><text:span text:style-name="T1">Projec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draw:transform="rotate (3.12361576229366) translate (13.693cm 15.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22.225cm" svg:height="3.075cm" svg:x="6.615cm" svg:y="16.975cm">
          <text:p text:style-name="P3"><text:span text:style-name="T2">Auditoi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hatch" draw:fill-color="#ff8080" draw:fill-gradient-name="Gradient_20_7" draw:fill-hatch-name="Black_20_-45_20_Degrees" draw:fill-hatch-solid="true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5T08:46:46</meta:creation-date>
    <dc:date>2010-04-15T09:07:57</dc:date>
    <meta:editing-duration>PT00H21M12S</meta:editing-duration>
    <meta:editing-cycles>3</meta:editing-cycles>
    <meta:generator>OpenOffice.org/3.1$Unix OpenOffice.org_project/310m19$Build-9420</meta:generator>
    <meta:document-statistic meta:object-count="11"/>
  </office:meta>
</office:document-meta>
</file>